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1">
      <style:paragraph-properties fo:text-align="center" style:justify-single-word="false"/>
      <style:text-properties fo:font-size="26pt" style:font-size-asian="26pt" style:font-size-complex="26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upASSist uniqueness problem</text:h>
      <text:h text:style-name="Heading_20_3" text:outline-level="3">Causation</text:h>
      <text:p text:style-name="Text_20_body">Uniqueness however a simple concept in theory is a difficult problem in real world systems. Most user based systems solve the problem by introducing user names and passwords. The problem has occured because of users add the same player multiple times in the database. There is no unique conflict because the data entered is not the exact data that lies whithin the database. Causes for duplicates include:</text:p>
      <text:list xml:id="list32429835" text:style-name="L2">
        <text:list-item>
          <text:p text:style-name="P2">change in year of birth</text:p>
        </text:list-item>
      </text:list>
      <text:list xml:id="list32412611" text:style-name="L1">
        <text:list-item>
          <text:p text:style-name="P1">change in arrangement of middle name (Bøe, Mari Helene / Helene Bøe, Mari)</text:p>
        </text:list-item>
        <text:list-item>
          <text:p text:style-name="P1">General typos in the name; lowercase, spelling.</text:p>
        </text:list-item>
      </text:list>
      <text:p text:style-name="Text_20_body">The problem is uniquely identifying all badminton players in a scalable manner.</text:p>
      <text:h text:style-name="Heading_20_3" text:outline-level="3">Consequence</text:h>
      <text:p text:style-name="Text_20_body">Duplicates in database, which again bring duplicates into tournaments. And all the hell that follows.</text:p>
      <text:h text:style-name="Heading_20_3" text:outline-level="3">Solution</text:h>
      <text:p text:style-name="Text_20_body">Assume that all players with the same name are the same 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bastian Bøe</meta:initial-creator>
    <meta:creation-date>2011-04-14T12:17:36.08</meta:creation-date>
    <meta:document-statistic meta:table-count="0" meta:image-count="0" meta:object-count="0" meta:page-count="1" meta:paragraph-count="11" meta:word-count="140" meta:character-count="854"/>
    <dc:date>2011-04-14T12:59:32.63</dc:date>
    <dc:creator>Sebastian Bøe</dc:creator>
    <meta:editing-duration>PT00H11M35S</meta:editing-duration>
    <meta:editing-cycles>1</meta:editing-cycles>
    <meta:generator>OpenOffice.org/3.1$Win32 OpenOffice.org_project/310m19$Build-9420</meta:generator>
  </office:meta>
</office:document-meta>
</file>